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9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2cm" fo:break-before="auto" style:use-optimal-row-height="false"/>
    </style:style>
    <style:style style:name="ro3" style:family="table-row">
      <style:table-row-properties style:row-height="0.5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  <style:text-properties fo:color="#ffffd7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Identifiant de la recette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Titre de la recet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office:value-type="string" calcext:value-type="string">
            <text:p>Durée</text:p>
          </table:table-cell>
          <table:table-cell office:value-type="string" calcext:value-type="string">
            <text:p>Durée de la recett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office:value-type="string" calcext:value-type="string">
            <text:p>NomImage</text:p>
          </table:table-cell>
          <table:table-cell office:value-type="string" calcext:value-type="string">
            <text:p>Image de la recet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Recette</text:p>
          </table:table-cell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Note de la recette</text:p>
          </table:table-cell>
          <table:table-cell table:style-name="ce3" office:value-type="string" calcext:value-type="string">
            <text:p>varchar(10) 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office:value-type="string" calcext:value-type="string">
            <text:p>Saison</text:p>
          </table:table-cell>
          <table:table-cell office:value-type="string" calcext:value-type="string">
            <text:p>Saison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Catégorie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Créateur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3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de l’étape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Etape</text:p>
          </table:table-cell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Numéro de l’éta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Etap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ription de l’étape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Etape</text:p>
          </table:table-cell>
        </table:table-row>
        <table:table-row table:style-name="ro1">
          <table:table-cell office:value-type="string" calcext:value-type="string">
            <text:p>Recette_id</text:p>
          </table:table-cell>
          <table:table-cell office:value-type="string" calcext:value-type="string">
            <text:p>Identifiant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Etap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de l’ingrédient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Ingrédient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 de l’ingrédien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Ingrédient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office:value-type="string" calcext:value-type="string">
            <text:p>quantité de l’ingrédien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Ingrédient</text:p>
          </table:table-cell>
        </table:table-row>
        <table:table-row table:style-name="ro1">
          <table:table-cell office:value-type="string" calcext:value-type="string">
            <text:p>unité</text:p>
          </table:table-cell>
          <table:table-cell office:value-type="string" calcext:value-type="string">
            <text:p>unité de mesure de l’ingrédient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Ingrédient</text:p>
          </table:table-cell>
        </table:table-row>
        <table:table-row table:style-name="ro1">
          <table:table-cell office:value-type="string" calcext:value-type="string">
            <text:p>Recette_id</text:p>
          </table:table-cell>
          <table:table-cell office:value-type="string" calcext:value-type="string">
            <text:p>Identifiant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Ingrédient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saison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 de la sais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aison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de la catégorie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catégorie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 de la catégori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atégori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du commentaire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contenue du commentaire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Recette_id</text:p>
          </table:table-cell>
          <table:table-cell office:value-type="string" calcext:value-type="string">
            <text:p>Identifiant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Ingrédient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Créateur de la recette</text:p>
          </table:table-cell>
          <table:table-cell office:value-type="string" calcext:value-type="string">
            <text:p>Entity</text:p>
          </table:table-cell>
          <table:table-cell table:style-name="ce3" office:value-type="string" calcext:value-type="string">
            <text:p>PRIMARY KEY, NOT NULL </text:p>
          </table:table-cell>
          <table:table-cell office:value-type="string" calcext:value-type="string">
            <text:p>Recett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écificités</text:p>
          </table:table-cell>
          <table:table-cell table:style-name="ce1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ant du user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RIMARY KEY, UNSIGNED, NOT NULL, AUTO_INCREMENT 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 du 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dresse 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avatar</text:p>
          </table:table-cell>
          <table:table-cell office:value-type="string" calcext:value-type="string">
            <text:p>image du us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rôle de l’utilisateu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us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17:47:32.765000000</meta:creation-date>
    <dc:date>2023-04-08T18:28:56.041000000</dc:date>
    <meta:editing-duration>PT41M24S</meta:editing-duration>
    <meta:editing-cycles>1</meta:editing-cycles>
    <meta:document-statistic meta:table-count="1" meta:cell-count="190" meta:object-count="0"/>
    <meta:generator>LibreOffice/7.4.1.2$Windows_X86_64 LibreOffice_project/3c58a8f3a960df8bc8fd77b461821e42c061c5f0</meta:generator>
  </office:meta>
</office:document-meta>
</file>